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PreferencePage.createField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tusPreferencePage.CactusPreferenc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tusPreferencePage.init( IWorkbench theWorkbe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